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1" svg:font-family="apple-system, BlinkMacSystemFont, 'Segoe UI', Helvetica, Arial, sans-serif, 'Apple Color Emoji', 'Segoe UI Emoji', 'Segoe UI Symbol'"/>
    <style:font-face style:name="FreeSans1" svg:font-family="FreeSans" style:font-family-generic="swiss"/>
    <style:font-face style:name="apple-system"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2" style:family="paragraph" style:parent-style-name="Standard">
      <style:paragraph-properties fo:text-align="start"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3"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4" style:family="paragraph" style:parent-style-name="Standard">
      <style:paragraph-properties fo:text-align="center" style:justify-single-word="false"/>
      <style:text-properties fo:font-size="12pt" style:text-underline-style="none" fo:font-weight="normal" officeooo:rsid="001f3310" officeooo:paragraph-rsid="001f331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f3310" officeooo:paragraph-rsid="001f331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pple-system" fo:font-size="12pt" style:text-underline-style="none" fo:font-weight="normal" officeooo:rsid="00237b5d" officeooo:paragraph-rsid="00237b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pple-system" fo:font-size="12pt" style:text-underline-style="none" fo:font-weight="normal" officeooo:rsid="001f3310" officeooo:paragraph-rsid="001f33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officeooo:paragraph-rsid="001f3310"/>
    </style:style>
    <style:style style:name="P9" style:family="paragraph" style:parent-style-name="Text_20_body">
      <style:paragraph-properties fo:text-align="start" style:justify-single-word="false"/>
      <style:text-properties fo:font-variant="normal" fo:text-transform="none" fo:color="#24292e" style:font-name="apple-system1" fo:font-size="12pt" fo:letter-spacing="normal" fo:font-style="normal" style:text-underline-style="none" fo:font-weight="normal" officeooo:rsid="001ff8eb" officeooo:paragraph-rsid="001ff8eb" style:font-size-asian="10.5pt" style:font-weight-asian="normal" style:font-size-complex="12pt" style:font-weight-complex="normal"/>
    </style:style>
    <style:style style:name="P1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style:style>
    <style:style style:name="P11"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officeooo:rsid="001ff8eb" officeooo:paragraph-rsid="001ff8eb"/>
    </style:style>
    <style:style style:name="P12"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officeooo:rsid="001f3310" officeooo:paragraph-rsid="001f3310"/>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14"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style:text-properties officeooo:paragraph-rsid="001f3310"/>
    </style:style>
    <style:style style:name="P16" style:family="paragraph" style:parent-style-name="Text_20_body" style:list-style-name="L2">
      <style:paragraph-properties fo:margin-left="0cm" fo:margin-right="0cm" fo:margin-top="0cm" fo:margin-bottom="0cm" loext:contextual-spacing="false" fo:orphans="2" fo:widows="2" fo:text-indent="0cm" style:auto-text-indent="false"/>
      <style:text-properties officeooo:rsid="001f3310" officeooo:paragraph-rsid="001f3310"/>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1" fo:font-size="12pt" fo:letter-spacing="normal" fo:font-style="normal" fo:font-weight="normal" officeooo:rsid="001f3310" officeooo:paragraph-rsid="001f3310"/>
    </style:style>
    <style:style style:name="P18" style:family="paragraph" style:parent-style-name="Text_20_body" style:list-style-name="L1">
      <style:paragraph-properties fo:margin-top="0cm" fo:margin-bottom="0cm" loext:contextual-spacing="false" fo:orphans="2" fo:widows="2"/>
      <style:text-properties fo:font-variant="normal" fo:text-transform="none" fo:color="#24292e" style:font-name="apple-system1" fo:font-size="12pt" fo:letter-spacing="normal" fo:font-style="normal" fo:font-weight="normal" officeooo:rsid="00281d22" officeooo:paragraph-rsid="00281d22"/>
    </style:style>
    <style:style style:name="P19" style:family="paragraph" style:parent-style-name="Text_20_body" style:list-style-name="L1">
      <style:paragraph-properties fo:margin-top="0cm" fo:margin-bottom="0cm" loext:contextual-spacing="false" fo:orphans="2" fo:widows="2"/>
      <style:text-properties fo:font-variant="normal" fo:text-transform="none" fo:color="#24292e" style:font-name="apple-system1" fo:font-size="12pt" fo:letter-spacing="normal" fo:font-style="normal" fo:font-weight="normal"/>
    </style:style>
    <style:style style:name="P20" style:family="paragraph" style:parent-style-name="Preformatted_20_Text">
      <style:text-properties officeooo:paragraph-rsid="0024d908"/>
    </style:style>
    <style:style style:name="P21" style:family="paragraph" style:parent-style-name="Preformatted_20_Text">
      <style:text-properties officeooo:rsid="0024d908" officeooo:paragraph-rsid="0024d908"/>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officeooo:paragraph-rsid="0026133d"/>
    </style:style>
    <style:style style:name="P24" style:family="paragraph" style:parent-style-name="Preformatted_20_Text">
      <style:paragraph-properties fo:margin-top="0cm" fo:margin-bottom="0.499cm" loext:contextual-spacing="false"/>
      <style:text-properties officeooo:paragraph-rsid="0026fe3e"/>
    </style:style>
    <style:style style:name="P25" style:family="paragraph" style:parent-style-name="Heading_20_2">
      <style:paragraph-properties fo:text-align="start" style:justify-single-word="false"/>
      <style:text-properties style:font-name="apple-system" fo:font-size="12pt" style:text-underline-style="none" fo:font-weight="normal" officeooo:rsid="001f3310" officeooo:paragraph-rsid="001f3310" style:font-size-asian="10.5pt" style:font-weight-asian="normal" style:font-size-complex="12pt" style:font-weight-complex="normal"/>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variant="normal" fo:text-transform="none" fo:color="#24292e" style:font-name="apple-system1" fo:font-size="12pt" fo:letter-spacing="normal" fo:font-style="normal" style:text-underline-style="none" fo:font-weight="normal" style:font-size-asian="10.5pt" style:font-weight-asian="normal" style:font-size-complex="12pt" style:font-weight-complex="normal"/>
    </style:style>
    <style:style style:name="T3" style:family="text">
      <style:text-properties fo:font-variant="normal" fo:text-transform="none" fo:color="#24292e" style:font-name="apple-system1" fo:font-size="12pt" fo:letter-spacing="normal" fo:font-style="normal" fo:font-weight="normal"/>
    </style:style>
    <style:style style:name="T4" style:family="text">
      <style:text-properties fo:font-variant="normal" fo:text-transform="none" fo:color="#24292e" style:font-name="apple-system1" fo:font-size="12pt" fo:letter-spacing="normal" fo:font-style="normal" fo:font-weight="normal" officeooo:rsid="001f3310"/>
    </style:style>
    <style:style style:name="T5" style:family="text">
      <style:text-properties fo:font-variant="normal" fo:text-transform="none" fo:color="#24292e" style:font-name="SFMono-Regular" fo:font-size="9.75pt" fo:letter-spacing="normal" fo:font-style="normal" style:text-underline-style="none" fo:font-weight="normal" style:font-size-asian="10.5pt" style:font-weight-asian="normal" style:font-size-complex="12pt" style:font-weight-complex="normal"/>
    </style:style>
    <style:style style:name="T6" style:family="text">
      <style:text-properties fo:font-variant="normal" fo:text-transform="none" fo:color="#24292e" style:font-name="SFMono-Regular" fo:font-size="9.75pt" fo:letter-spacing="normal" fo:font-style="normal" fo:font-weight="normal"/>
    </style:style>
    <style:style style:name="T7" style:family="text">
      <style:text-properties fo:font-variant="normal" fo:text-transform="none" fo:color="#000000" style:font-name="apple-system1" fo:font-size="12pt" fo:letter-spacing="normal" fo:font-style="normal" fo:font-weight="normal"/>
    </style:style>
    <style:style style:name="T8" style:family="text">
      <style:text-properties style:font-name="apple-system" fo:font-size="12pt" style:text-underline-style="none" fo:font-weight="normal" officeooo:rsid="00237b5d" style:font-size-asian="10.5pt" style:font-weight-asian="normal" style:font-size-complex="12pt" style:font-weight-complex="normal"/>
    </style:style>
    <style:style style:name="T9" style:family="text">
      <style:text-properties style:font-name="apple-system" fo:font-size="12pt" style:text-underline-style="none" fo:font-weight="normal" officeooo:rsid="001f3310" style:font-size-asian="10.5pt" style:font-weight-asian="normal" style:font-size-complex="12pt" style:font-weight-complex="normal"/>
    </style:style>
    <style:style style:name="T10" style:family="text">
      <style:text-properties officeooo:rsid="001ff8eb"/>
    </style:style>
    <style:style style:name="T11" style:family="text">
      <style:text-properties officeooo:rsid="0024d908"/>
    </style:style>
    <style:style style:name="T12" style:family="text">
      <style:text-properties officeooo:rsid="0026133d"/>
    </style:style>
    <style:style style:name="T13" style:family="text">
      <style:text-properties officeooo:rsid="0026fe3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4"/>
      <text:p text:style-name="P5"/>
      <text:p text:style-name="P5"/>
      <text:p text:style-name="P3"><text:span text:style-name="T2"><text:line-break/>Use pip to install the </text:span><text:span text:style-name="Source_20_Text"><text:span text:style-name="T5">ansible </text:span></text:span><text:span text:style-name="T2">package and its dependencies to your control machine.</text:span></text:p>
      <text:p text:style-name="P9"># sudo apt-get install python-pip -y</text:p>
      <text:p text:style-name="P9"># pip install jinja2</text:p>
      <text:p text:style-name="P9"># pip install pyYAML</text:p>
      <text:p text:style-name="P9"># pip install ansible</text:p>
      <text:list xml:id="list4300762595791511915" text:style-name="L1">
        <text:list-item>
          <text:p text:style-name="P10">Display the Ansible version and man page to STDOUT.</text:p>
          <text:p text:style-name="P11"># ansible –version</text:p>
          <text:p text:style-name="P11">output:</text:p>
        </text:list-item>
        <text:list-item>
          <text:p text:style-name="P19">Check all the possible parameters you need to know in ansible.cfg file.</text:p>
          <text:p text:style-name="P18">#Inventory File Path: /etc/ansible/hosts</text:p>
          <text:p text:style-name="P18"># Roles Path: /etc/ansible/roles</text:p>
          <text:p text:style-name="P18"># Host Key Checking: False</text:p>
          <text:p text:style-name="P18"># Remote user: root</text:p>
          <text:p text:style-name="P18"># Log Path: /var/log/ansible.log</text:p>
          <text:p text:style-name="P18"># Plugins Path: /usr/share/ansible/plugins/*</text:p>
          <text:p text:style-name="P18"># retry_files_save_path: ~.ansible-retry</text:p>
          <text:p text:style-name="P11"/>
        </text:list-item>
        <text:list-item>
          <text:p text:style-name="P10">Ansible Inventory: Check the default inventory file for ansible control master and use inventory, run ansible ping commands on various inventory groups. Try this on minimum of two virtual machines.(You can use any of these Docker/Vagrant)</text:p>
          <text:p text:style-name="P12"># sudo vim /etc/ansible/hosts</text:p>
          <text:p text:style-name="P12"><text:span text:style-name="T10">#</text:span>inserted the following</text:p>
          <text:p text:style-name="P12">[devops]</text:p>
          <text:p text:style-name="P12">192.168.0.87</text:p>
          <text:p text:style-name="P12">[opstree]</text:p>
          <text:p text:style-name="P12">192.168.33.19</text:p>
          <text:p text:style-name="P11"><text:soft-page-break/>ouput:</text:p>
        </text:list-item>
        <text:list-item>
          <text:p text:style-name="P13"><text:span text:style-name="T3">In </text:span><text:span text:style-name="Source_20_Text"><text:span text:style-name="T6">~/.ansible.cfg </text:span></text:span><text:span text:style-name="T3">file (create the file if it doesn't exist already) do the following:</text:span></text:p>
        </text:list-item>
      </text:list>
      <text:list xml:id="list1011183719170651827" text:style-name="L2">
        <text:list-item>
          <text:p text:style-name="P14"><text:span text:style-name="T3">Create a new directory </text:span><text:span text:style-name="Source_20_Text"><text:span text:style-name="T6">~/.ansible/retry-files </text:span></text:span><text:span text:style-name="T3">and set </text:span><text:span text:style-name="Source_20_Text"><text:span text:style-name="T6">retry_files_save_path </text:span></text:span><text:span text:style-name="T3">to it.</text:span></text:p>
        </text:list-item>
        <text:list-item>
          <text:p text:style-name="P14"><text:span text:style-name="T3">Set the Ansible system </text:span><text:span text:style-name="Source_20_Text"><text:span text:style-name="T6">forks </text:span></text:span><text:span text:style-name="T3">to 10</text:span></text:p>
          <text:p text:style-name="P16"><text:span text:style-name="T3"># cd ~/.</text:span><text:span text:style-name="T7">ansible</text:span><text:span text:style-name="T3">/</text:span></text:p>
          <text:p text:style-name="P17"># mkdir retry-files</text:p>
          <text:p text:style-name="P17"># cd ~/</text:p>
          <text:p text:style-name="P15"><text:span text:style-name="T4"># touch </text:span><text:span text:style-name="T3">~/.ansible.cfg</text:span></text:p>
          <text:p text:style-name="P15"><text:span text:style-name="T4"># vim </text:span><text:span text:style-name="T3">~/.ansible.cfg</text:span><text:span text:style-name="T4">(add the following in the file)</text:span></text:p>
        </text:list-item>
      </text:list>
      <text:p text:style-name="P2"><text:span text:style-name="T1"><text:tab/></text:span><text:span text:style-name="T8">[defaults]</text:span></text:p>
      <text:p text:style-name="P6"/>
      <text:p text:style-name="P6"><text:tab/>retry_files_enabled = True</text:p>
      <text:p text:style-name="P6"><text:tab/>retry_files_save_path = ~/.ansible/retry-files</text:p>
      <text:p text:style-name="P6"><text:tab/>forks = 10</text:p>
      <text:p text:style-name="P7"><text:tab/># esc+:wq (save and exit)</text:p>
      <text:p text:style-name="P7"/>
      <text:h text:style-name="P25" text:outline-level="2">Problem statement: Using Adhoc command</text:h>
      <text:p text:style-name="P7"/>
      <text:p text:style-name="P8"><text:span text:style-name="T9"><text:tab/></text:span><text:span text:style-name="Source_20_Text">- Host a static website on minimum three hosts using inventory, content of static website is "Index page of Ansible assignment"</text:span></text:p>
      <text:p text:style-name="Preformatted_20_Text"><text:span text:style-name="Source_20_Text">Document root /opt/html</text:span></text:p>
      <text:p text:style-name="Preformatted_20_Text"><text:span text:style-name="Source_20_Text"/></text:p>
      <text:p text:style-name="P20"><text:span text:style-name="Source_20_Text"><text:span text:style-name="T11"># Added 3 hosts in inventory file under 3 different groups devops, opstree, ninja.</text:span></text:span></text:p>
      <text:p text:style-name="P20"><text:span text:style-name="Source_20_Text"><text:span text:style-name="T11"># I was not able to find any index file in Ansible Assignment so created my own index.nginx-debian.html in /etc/ansible/</text:span></text:span></text:p>
      <text:p text:style-name="P20"><text:span text:style-name="Source_20_Text"><text:span text:style-name="T11"># ansible ninja -a "sudo apt-get install nginx -y"</text:span></text:span></text:p>
      <text:p text:style-name="P20"><text:span text:style-name="Source_20_Text"><text:span text:style-name="T11"># ansible opstree -a "sudo apt-get install nginx -y"</text:span></text:span></text:p>
      <text:p text:style-name="P21"># ansible devops -a "sudo apt-get install nginx -y"</text:p>
      <text:p text:style-name="P21"># ansible ninja -m copy -a "src=/etc/ansible/index.nginx-debian.html dest=/var/www/html/"</text:p>
      <text:p text:style-name="P21"># ansible opstree -m copy -a "src=/etc/ansible/index.nginx-debian.html dest=/var/www/html/"</text:p>
      <text:p text:style-name="P21"># ansible devops -m copy -a "src=/etc/ansible/index.nginx-debian.html dest=/var/www/html/"</text:p>
      <text:p text:style-name="P21"># ansible devops -a "sudo systemctl restart nginx"</text:p>
      <text:p text:style-name="P21"># ansible ninja -a "sudo systemctl restart nginx"</text:p>
      <text:p text:style-name="P21"># ansible opstree -a "sudo systemctl restart nginx"</text:p>
      <text:p text:style-name="P21"/>
      <text:p text:style-name="P21"/>
      <text:p text:style-name="P21"/>
      <text:p text:style-name="Preformatted_20_Text"><text:span text:style-name="Source_20_Text">- First do this manually and then with jenkins using ansible plugin or execute shell.</text:span></text:p>
      <text:p text:style-name="P22"><text:span text:style-name="Source_20_Text">- only use ansible modules.</text:span></text:p>
      <text:p text:style-name="P23"><text:span text:style-name="Source_20_Text"><text:span text:style-name="T12"># Also done the same using ansible playbook</text:span></text:span></text:p>
      <text:p text:style-name="P23"><text:span text:style-name="Source_20_Text"><text:span text:style-name="T12"># ansible-playbook nginx.yml</text:span></text:span></text:p>
      <text:p text:style-name="P23"><text:span text:style-name="Source_20_Text"><text:span text:style-name="T12">Playbook link:</text:span></text:span></text:p>
      <text:p text:style-name="P23"><text:soft-page-break/><text:span text:style-name="Source_20_Text"><text:span text:style-name="T12">Output link: </text:span></text:span></text:p>
      <text:p text:style-name="P24"><text:span text:style-name="Source_20_Text"><text:span text:style-name="T13">Using Jenkins Job:</text:span></text:span></text:p>
      <text:p text:style-name="P24"><text:span text:style-name="Source_20_Text"><text:span text:style-name="T13">configuration link: <text:s/></text:span></text:span></text:p>
      <text:p text:style-name="P23"><text:span text:style-name="Source_20_Tex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1" svg:font-family="apple-system, BlinkMacSystemFont, 'Segoe UI', Helvetica, Arial, sans-serif, 'Apple Color Emoji', 'Segoe UI Emoji', 'Segoe UI Symbol'"/>
    <style:font-face style:name="FreeSans1" svg:font-family="FreeSans" style:font-family-generic="swiss"/>
    <style:font-face style:name="apple-system"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1:14:33.799066774</meta:creation-date>
    <dc:date>2018-06-12T02:30:41.932553643</dc:date>
    <meta:editing-duration>PT7H5M28S</meta:editing-duration>
    <meta:editing-cycles>4</meta:editing-cycles>
    <meta:generator>LibreOffice/5.1.6.2$Linux_X86_64 LibreOffice_project/10m0$Build-2</meta:generator>
    <meta:document-statistic meta:table-count="0" meta:image-count="0" meta:object-count="0" meta:page-count="3" meta:paragraph-count="60" meta:word-count="390" meta:character-count="2579" meta:non-whitespace-character-count="2250"/>
  </office:meta>
</office:document-meta>
</file>